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4000001F4E0D71385.png"/>
  <manifest:file-entry manifest:media-type="image/jpeg" manifest:full-path="Pictures/100000000000014A000000799F6FF560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48pt" fo:font-weight="bold" style:font-size-asian="48pt" style:font-weight-asian="bold" style:font-size-complex="48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graphics2" text:anchor-type="paragraph" svg:width="3.4374in" svg:height="1.2602in" draw:z-index="0"><draw:image xlink:href="Pictures/100000000000014A000000799F6FF560.jpg" xlink:type="simple" xlink:show="embed" xlink:actuate="onLoad"/></draw:frame>Order Here <text:s text:c="2"/><text:span text:style-name="T1">(Using your smart phone)</text:span></text:p>
      <text:p text:style-name="P2"><text:s/>Use any QR Code reader.</text:p>
      <text:p text:style-name="Standard"><draw:frame draw:style-name="fr2" draw:name="graphics1" text:anchor-type="paragraph" svg:x="0.3953in" svg:y="-0.0035in" svg:width="5.2083in" svg:height="5.2083in" draw:z-index="1"><draw:image xlink:href="Pictures/10000000000001F4000001F4E0D71385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ay</meta:initial-creator>
    <dc:creator>Partha Mukherjee</dc:creator>
    <meta:editing-cycles>7</meta:editing-cycles>
    <meta:creation-date>2012-12-04T23:30:00</meta:creation-date>
    <dc:date>2012-12-17T21:04:41.88</dc:date>
    <meta:editing-duration>PT13M45S</meta:editing-duration>
    <meta:generator>OpenOffice.org/3.4.1$Win32 OpenOffice.org_project/341m1$Build-9593</meta:generator>
    <meta:document-statistic meta:table-count="0" meta:image-count="2" meta:object-count="0" meta:page-count="2" meta:paragraph-count="2" meta:word-count="11" meta:character-count="61"/>
    <meta:user-defined meta:name="AppVersion">12.0000</meta:user-defined>
    <meta:user-defined meta:name="Company">eBay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